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NewRoman" svg:font-family="TimesNewRoman" style:font-family-generic="roman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1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2pt" style:font-size-asian="12pt" style:font-size-complex="12pt"/>
    </style:style>
    <style:style style:name="P7" style:family="paragraph" style:parent-style-name="Recuo_20_de_20_corpo_20_de_20_texto_20_3">
      <style:paragraph-properties fo:margin-left="0cm" fo:margin-right="0cm" fo:margin-top="0cm" fo:margin-bottom="0cm" fo:text-indent="1.501cm" style:auto-text-indent="false"/>
      <style:text-properties fo:font-size="12pt" style:font-size-asian="12pt" style:font-size-complex="12pt"/>
    </style:style>
    <style:style style:name="P8" style:family="paragraph" style:parent-style-name="Heading_20_1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line-height="100%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-0.25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Heading_20_1">
      <style:paragraph-properties fo:margin-left="0cm" fo:margin-right="0cm" fo:text-align="justify" style:justify-single-word="false" fo:text-indent="1.501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1.501cm" style:auto-text-indent="false"/>
      <style:text-properties fo:font-size="12pt" style:font-size-asian="12pt" style:font-size-complex="12pt"/>
    </style:style>
    <style:style style:name="P1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3" style:family="paragraph" style:parent-style-name="Text_20_body">
      <style:paragraph-properties fo:margin-left="0cm" fo:margin-right="0cm" fo:margin-top="0cm" fo:margin-bottom="0cm" fo:text-indent="1.501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text-indent="1.501cm" style:auto-text-indent="false">
        <style:tab-stops>
          <style:tab-stop style:position="1.752cm"/>
          <style:tab-stop style:position="2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Recuo_20_de_20_corpo_20_de_20_texto_20_2">
      <style:paragraph-properties fo:margin-left="0cm" fo:margin-right="0cm" fo:orphans="0" fo:widows="0" fo:text-indent="1.501cm" style:auto-text-indent="false" style:text-autospace="none"/>
    </style:style>
    <style:style style:name="P31" style:family="paragraph" style:parent-style-name="Recuo_20_de_20_corpo_20_de_20_texto_20_2">
      <style:paragraph-properties fo:margin-left="0cm" fo:margin-right="0cm" fo:orphans="0" fo:widows="0" fo:text-indent="1.501cm" style:auto-text-indent="false" style:text-autospace="none"/>
      <style:text-properties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_20_indent">
      <style:paragraph-properties fo:margin-left="1.535cm" fo:margin-right="0cm" fo:line-height="100%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indent="1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501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>
      <style:paragraph-properties fo:margin-left="1.50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style:justify-single-word="false" fo:orphans="0" fo:widows="0" style:text-autospace="none"/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43" style:family="paragraph" style:parent-style-name="Standard">
      <style:paragraph-properties fo:margin-left="0cm" fo:margin-right="0cm" fo:text-align="justify" style:justify-single-word="false" fo:text-indent="1.501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Recuo_20_de_20_corpo_20_de_20_texto_20_2">
      <style:paragraph-properties fo:margin-left="0cm" fo:margin-right="0cm" fo:text-indent="1.501cm" style:auto-text-indent="false"/>
      <style:text-properties style:font-size-complex="12pt"/>
    </style:style>
    <style:style style:name="P49" style:family="paragraph" style:parent-style-name="Recuo_20_de_20_corpo_20_de_20_texto_20_2">
      <style:paragraph-properties fo:margin-left="0cm" fo:margin-right="0cm" fo:text-indent="1.501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size-complex="12pt"/>
    </style:style>
    <style:style style:name="T9" style:family="text">
      <style:text-properties fo:font-style="italic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3">Versão</text:p>
            </table:table-cell>
            <table:table-cell table:style-name="Tabela1.A1" office:value-type="string">
              <text:p text:style-name="P3">Última Mudança</text:p>
            </table:table-cell>
            <table:table-cell table:style-name="Tabela1.A1" office:value-type="string">
              <text:p text:style-name="P3">Responsáveis</text:p>
            </table:table-cell>
            <table:table-cell table:style-name="Tabela1.D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4">0.1</text:p>
          </table:table-cell>
          <table:table-cell table:style-name="Tabela1.A2" office:value-type="string">
            <text:p text:style-name="P4">08/06/2006</text:p>
          </table:table-cell>
          <table:table-cell table:style-name="Tabela1.A2" office:value-type="string">
            <text:p text:style-name="P4">A1,A2,A11,A12,A13,A14 e A7(Gerente)</text:p>
          </table:table-cell>
          <table:table-cell table:style-name="Tabela1.D2" office:value-type="string">
            <text:p text:style-name="P4">Revisão dos casos de uso</text:p>
          </table:table-cell>
        </table:table-row>
      </table:table>
      <text:p text:style-name="P2"/>
      <text:p text:style-name="P5"/>
      <text:p text:style-name="P5"/>
      <text:p text:style-name="P5">ESPECIFICAÇÃO DOS CASOS DE USO ADMINISTRAÇÃO DE DISCIPLINA</text:p>
      <text:p text:style-name="P6"/>
      <text:p text:style-name="P5">Preâmbulo </text:p>
      <text:p text:style-name="P6"/>
      <text:p text:style-name="P7">Este documento fornece a especificação de vários casos de uso pertinentes a Disciplina. </text:p>
      <text:p text:style-name="P6"/>
      <text:p text:style-name="P6"/>
      <text:p text:style-name="P8">1 - Caso de Uso A.D.1 – Efetuar Pré-inscrição em Disciplina</text:p>
      <text:p text:style-name="P5">ID: A.D.1</text:p>
      <text:p text:style-name="P5">Atores: Aluno</text:p>
      <text:p text:style-name="P5"/>
      <text:p text:style-name="P9"><text:span text:style-name="T1">Propósito: </text:span><text:span text:style-name="T2">Este caso de uso tem como função, realizar a pré-inscrição de alunos. </text:span></text:p>
      <text:p text:style-name="P10"/>
      <text:p text:style-name="P10"><text:span text:style-name="T1">Descrição:</text:span> Periodicamente, conforme a freqüência do curso e disciplinas, o discente efetuará a sua pré-inscrição em uma ou mais disciplinas. Esta pré-inscrição só terá efeito, ou seja, transformar-se-á em inscrição na disciplina caso o aval do orientador seja dado e, posteriormente, não houver nenhum indeferimento do participante responsável pela disciplina. Um e-mail é enviado para o aluno e para o respectivo orientador. Em ambos os casos é apresentada a lista de disciplina nas quais o aluno se pré-inscreveu.</text:p>
      <text:p text:style-name="P6"/>
      <text:p text:style-name="P11">1.1<text:tab/>Fluxo Básico</text:p>
      <text:p text:style-name="P12"/>
      <text:p text:style-name="P13"><text:span text:style-name="T3">01 <text:s/>Iniciar caso de uso </text:span><text:span text:style-name="T4">Selecionar Disciplina Ofertadas</text:span><text:span text:style-name="T3">;</text:span></text:p>
      <text:p text:style-name="P14">02 <text:s/>Aluno requisita a confirmação da operação;</text:p>
      <text:p text:style-name="P6">03 <text:s/>Sistema confirma a operação, efetuando a pré-inscrição;</text:p>
      <text:p text:style-name="P6">04 <text:s/>Sistema envia e-mail para o aluno e para o orientador.</text:p>
      <text:p text:style-name="P6"/>
      <text:p text:style-name="P15">1.2<text:tab/>Fluxo Alternativo</text:p>
      <text:p text:style-name="P12"/>
      <text:p text:style-name="P6">No item 03, o sistema exibe mensagem contendo informações obrigatórias que não foram preenchidas e aquelas informações inconsistentes, o sistema sugere que sejam fornecidas e alteradas, respectivamente.</text:p>
      <text:p text:style-name="P12"/>
      <text:p text:style-name="P16"><text:span text:style-name="T5">Referência: </text:span><text:span text:style-name="T3">Não se aplica.</text:span></text:p>
      <text:p text:style-name="P17"/>
      <text:p text:style-name="P18"/>
      <text:p text:style-name="P8">2 - Caso de A.D.2- Indeferir Pré-inscrição</text:p>
      <text:p text:style-name="P5">ID: A.D.2</text:p>
      <text:p text:style-name="P5">Atores: Orientador/Docente</text:p>
      <text:p text:style-name="P5"/>
      <text:p text:style-name="P19"><text:span text:style-name="T1">Propósito: <text:s/></text:span><text:span text:style-name="T2">Este caso de uso tem como função indeferir a pré-inscrição efetuada por um aluno. </text:span></text:p>
      <text:p text:style-name="P20"/>
      <text:p text:style-name="P20"><text:span text:style-name="T1">Descrição:</text:span> A pré-inscrição efetuada por candidato poderá ser indeferida tanto pelo orientador quanto pelo docente responsável pela disciplina em questão.</text:p>
      <text:p text:style-name="P20"/>
      <text:p text:style-name="P6"/>
      <text:p text:style-name="P15">2.1<text:tab/>Fluxo Básico</text:p>
      <text:p text:style-name="P21"/>
      <text:p text:style-name="P13"><text:span text:style-name="T6">01 <text:s/></text:span><text:span text:style-name="T3">Orientador/Docente informa a pré-inscrição que deseja indeferir;</text:span></text:p>
      <text:p text:style-name="P6">02 <text:s/>Orientador/Docente requisita a confirmação da operação;</text:p>
      <text:p text:style-name="P6">03 <text:s/>Sistema confirma operação, indeferindo a pré-inscrição.</text:p>
      <text:p text:style-name="P6"/>
      <text:p text:style-name="P15">2.2<text:tab/>Fluxo Alternativo</text:p>
      <text:p text:style-name="P12"/>
      <text:p text:style-name="P6">No item 01, caso o Docente informa uma pré-inscrição que não é responsável, caso de uso termina.</text:p>
      <text:p text:style-name="P12"><text:tab/></text:p>
      <text:p text:style-name="P16"><text:span text:style-name="T5">Referência: </text:span><text:span text:style-name="T3">Não se aplica.</text:span><text:span text:style-name="T5"> </text:span></text:p>
      <text:p text:style-name="P6"/>
      <text:p text:style-name="P17"/>
      <text:p text:style-name="P8">3 - Caso de Uso A.D.3- Cadastrar Oferta de Disciplina</text:p>
      <text:p text:style-name="P5">ID: A.D.3</text:p>
      <text:p text:style-name="P5">Atores: Coordenação</text:p>
      <text:p text:style-name="P5"/>
      <text:p text:style-name="P9"><text:span text:style-name="T1">Propósito: </text:span><text:span text:style-name="T2">Este caso de uso tem como função o cadastrar as disciplinas que serão ofertadas no semestre. </text:span></text:p>
      <text:p text:style-name="P10"/>
      <text:p text:style-name="P10"><text:span text:style-name="T1">Descrição: </text:span>Após decidida a distribuição de disciplinas a serem ofertadas, em um dado semestre, o resultado deverá ser cadastrado no sistema. Este cadastro exige a identificação do participante responsável para cada uma destas disciplinas. Este caso de uso ainda envia, automaticamente, um e-mail para o participante, lembrando-o de que o cadastro do programa da disciplina já poderá ser realizado. Para este cadastro também deverão ser fornecidas as quantidades de vagas para alunos do curso e aquela para alunos externos, além do período em que a disciplina será ofertada.</text:p>
      <text:p text:style-name="P6"/>
      <text:p text:style-name="P15">3.1<text:tab/>Fluxo Básico</text:p>
      <text:p text:style-name="P12"/>
      <text:p text:style-name="P22"><text:span text:style-name="T3">01 <text:s/>Iniciar o caso de uso </text:span><text:span text:style-name="T4">Selecionar Disciplina</text:span><text:span text:style-name="T3">;</text:span></text:p>
      <text:p text:style-name="P22"><text:span text:style-name="T3">02 <text:s/>Iniciar caso de uso </text:span><text:span text:style-name="T4">Selecionar Docente</text:span><text:span text:style-name="T3">;</text:span></text:p>
      <text:p text:style-name="P6">03 <text:s/>Coordenação requisita a confirmação da operação;</text:p>
      <text:p text:style-name="P23">04 <text:s/>Sistema confirma operação, cadastrando a Oferta de Disciplina.</text:p>
      <text:p text:style-name="P6"/>
      <text:p text:style-name="P11">3.2<text:tab/>Fluxo Alternativo</text:p>
      <text:p text:style-name="P12"/>
      <text:p text:style-name="P6">No item 03, caso o Docente não esteja disponível o sistema exibe uma mensagem para selecionar outro Docente.</text:p>
      <text:p text:style-name="P6"/>
      <text:p text:style-name="P16"><text:span text:style-name="T5">Referência: </text:span><text:span text:style-name="T3">Não se aplica.</text:span></text:p>
      <text:p text:style-name="P6"/>
      <text:p text:style-name="P6"/>
      <text:p text:style-name="P8">4 - Caso de Uso A.D.4 - Criar Turma</text:p>
      <text:p text:style-name="P5">ID: A.D.4</text:p>
      <text:p text:style-name="P24">Atores: Coordenação</text:p>
      <text:p text:style-name="P24"/>
      <text:p text:style-name="P25"><text:span text:style-name="T1">Propósito:</text:span> Este caso de uso tem como função a criação de turmas a partir do conhecimento das disciplinas ofertadas.</text:p>
      <text:p text:style-name="P25"/>
      <text:p text:style-name="P25"><text:span text:style-name="T1">Descrição:</text:span> Conhecidas as disciplinas ofertadas e os respectivos professores responsáveis. serão criadas turmas constituídas pelos alunos pré-matriculados.</text:p>
      <text:p text:style-name="P12"/>
      <text:p text:style-name="P15">4.1<text:tab/>Fluxo Básico</text:p>
      <text:p text:style-name="P5"/>
      <text:p text:style-name="P22"><text:span text:style-name="T3">01 <text:s/>Iniciar caso de uso </text:span><text:span text:style-name="T4">Selecionar Programa Disciplina</text:span><text:span text:style-name="T3">;</text:span></text:p>
      <text:p text:style-name="P6">02 <text:s/>Coordenação seleciona os alunos pré-inscritos;</text:p>
      <text:p text:style-name="P6">03 <text:s/>Coordenação preenche as informações para a criação de uma Turma;</text:p>
      <text:p text:style-name="P6">04 <text:s/>Coordenação requisita a confirmação da operação;</text:p>
      <text:p text:style-name="P6">05 <text:s/>Sistema confirma a criação de Turma.</text:p>
      <text:p text:style-name="P6"/>
      <text:p text:style-name="P5">4.2<text:tab/>Fluxo Alternativo</text:p>
      <text:p text:style-name="P12"/>
      <text:p text:style-name="P6">No item 04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6"/>
      <text:p text:style-name="P8">5 - Caso de Uso A.D.5 - Gerenciar Turma</text:p>
      <text:p text:style-name="P5">ID: A.D.5</text:p>
      <text:p text:style-name="P5">Atores: Coordenação</text:p>
      <text:p text:style-name="P5"/>
      <text:p text:style-name="P5">Propósito: <text:span text:style-name="T7">Este caso de uso tem como função gerenciar as alterações que se fizerem necessárias no cadastro de turmas.</text:span></text:p>
      <text:p text:style-name="P25"/>
      <text:p text:style-name="P25"><text:span text:style-name="T1">Descrição: </text:span>Uma Turma pode sofrer mudanças, como a remoção ou adição de um Aluno em uma Turma, e mudança de outros dados sobre a Turma.</text:p>
      <text:p text:style-name="P6"/>
      <text:p text:style-name="P15">5.1<text:tab/>Fluxo Básico</text:p>
      <text:p text:style-name="P5"/>
      <text:p text:style-name="P22"><text:span text:style-name="T3">01 <text:s/>Iniciar o caso de uso </text:span><text:span text:style-name="T4">Selecionar Turma</text:span><text:span text:style-name="T3">;</text:span></text:p>
      <text:p text:style-name="P14">02 <text:s/>Sistema exibe as informações da Turma;</text:p>
      <text:p text:style-name="P6">03 <text:s/>Coordenação realiza as modificações que deseja;</text:p>
      <text:p text:style-name="P6">04 <text:s/>Coordenação requisita a confirmação da operação;<text:tab/></text:p>
      <text:p text:style-name="P6">05 <text:s/>Sistema confirma operação, gerenciando Turma.</text:p>
      <text:p text:style-name="P6"/>
      <text:p text:style-name="P6"/>
      <text:p text:style-name="P15">5.2<text:tab/>Fluxo Alternativo</text:p>
      <text:p text:style-name="P12"/>
      <text:p text:style-name="P6">No item 04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6"/>
      <text:p text:style-name="P8">6 - Caso de Uso A.D.6 – Selecionar Programa de Disciplina</text:p>
      <text:p text:style-name="P5">ID: A.D.6</text:p>
      <text:p text:style-name="P24">Atores: Docente</text:p>
      <text:p text:style-name="P24"/>
      <text:p text:style-name="P24">Propósito: <text:span text:style-name="T7">Este caso de uso tem como função selecionar um Programa de Disciplina.</text:span></text:p>
      <text:p text:style-name="P26"/>
      <text:p text:style-name="P25"><text:span text:style-name="T1">Descrição: </text:span><text:span text:style-name="T7">A partir das informações fornecidas faz-se a escolha</text:span> de um Programa de Disciplina.</text:p>
      <text:p text:style-name="P6"/>
      <text:p text:style-name="P15">6.1<text:tab/>Fluxo Básico</text:p>
      <text:p text:style-name="P6"/>
      <text:p text:style-name="P6">01 <text:s/>Docente preenche as informações para selecionar um Programa de Disciplina;</text:p>
      <text:p text:style-name="P27">02 <text:s/>Sistema disponibiliza o(s) Programa de Disciplina(s) de acordo com as informações;</text:p>
      <text:p text:style-name="P14">03 <text:s/>Docente seleciona o Programa de Disciplina;</text:p>
      <text:p text:style-name="P14">04 <text:s/>Docente requisita a confirmação da operação;</text:p>
      <text:p text:style-name="P14">05 <text:s/>Sistema confirma a operação, selecionando o Programa de Disciplina.</text:p>
      <text:p text:style-name="P6"/>
      <text:p text:style-name="P5">6.2<text:tab/>Fluxo Alternativo</text:p>
      <text:p text:style-name="P12"/>
      <text:p text:style-name="P6">No item 04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6"/>
      <text:p text:style-name="P6"/>
      <text:p text:style-name="P8">7 - Caso de Uso A.D.7- Editar Programa de Disciplina</text:p>
      <text:p text:style-name="P5">ID: A.D.7</text:p>
      <text:p text:style-name="P24">Atores: Docente</text:p>
      <text:p text:style-name="P24"/>
      <text:p text:style-name="P24">Propósito: <text:span text:style-name="T7">Este caso de uso tem como função efetuar alterações nos programas das disciplinas.</text:span></text:p>
      <text:p text:style-name="P28"/>
      <text:p text:style-name="P29"><text:span text:style-name="T1">Descrição: </text:span>Toda disciplina possui uma ementa, conforme consta no projeto do programa de pós-graduação. Contudo, cada “edição” de uma disciplina pode possuir um programa diferente dos anteriores. O docente responsável por ministrar uma dada disciplina terá acesso a recursos do sistema que permitirão fornecer todos os detalhes do programa da disciplina.</text:p>
      <text:p text:style-name="P29"/>
      <text:p text:style-name="P6"/>
      <text:p text:style-name="P15">7.1<text:tab/>Fluxo Básico</text:p>
      <text:p text:style-name="P12"/>
      <text:p text:style-name="P30"><text:span text:style-name="T8">01 <text:s/>Iniciar o caso de uso </text:span><text:span text:style-name="T9">Selecionar Programa Disciplina</text:span><text:span text:style-name="T8">;</text:span></text:p>
      <text:p text:style-name="P31">02 <text:s/>Sistema exibi as informações do Programa Disciplina selecionado;</text:p>
      <text:p text:style-name="P31">03 <text:s/>Docente altera as informações de acordo com a necessidade;</text:p>
      <text:p text:style-name="P6">04 <text:s/>Docente requisita a confirmação da operação; </text:p>
      <text:p text:style-name="P6">05 <text:s/>Sistema confirma a operação.</text:p>
      <text:p text:style-name="P6"/>
      <text:p text:style-name="P15">7.2<text:tab/>Fluxo Alternativo</text:p>
      <text:p text:style-name="P6"/>
      <text:p text:style-name="P6">No item 04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12"/>
      <text:p text:style-name="P8">8 - Caso de Uso A.D.8- Registrar Aula Ministrada</text:p>
      <text:p text:style-name="P5">ID: A.D.8</text:p>
      <text:p text:style-name="P5">Atores: Docente</text:p>
      <text:p text:style-name="P5"/>
      <text:p text:style-name="P5">Propósito: <text:span text:style-name="T7">Este caso de uso tem como função registrar o conteúdo de uma determinada aula.</text:span></text:p>
      <text:p text:style-name="P5"/>
      <text:p text:style-name="P32"><text:span text:style-name="T1">Descrição: </text:span>A cada aula ministrada, o Docente poderá registrar o conteúdo dessa aula, bem como o dia em que foi ministrada.</text:p>
      <text:p text:style-name="P6"/>
      <text:p text:style-name="P15">8.1<text:tab/>Fluxo Básico</text:p>
      <text:p text:style-name="P12"/>
      <text:p text:style-name="P22"><text:span text:style-name="T3">01 <text:s/>Iniciar o caso de uso </text:span><text:span text:style-name="T4">Selecionar Turma</text:span><text:span text:style-name="T3">; <text:s text:c="39"/></text:span></text:p>
      <text:p text:style-name="P6">02 <text:s/>Docente preenche as informações da aula ministrada;</text:p>
      <text:p text:style-name="P6">03 <text:s/>Docente requisita a confirmação da operação;</text:p>
      <text:p text:style-name="P6">04 <text:s/>Sistema confirma a operação, registrando a Aula ministrada.</text:p>
      <text:p text:style-name="P6"/>
      <text:p text:style-name="P15">8.2<text:tab/>Fluxo Alternativo</text:p>
      <text:p text:style-name="P12"/>
      <text:p text:style-name="P6">No item 03, caso já exista uma aula cadastrada nesta data, o sistema exibe as informações pertencentes a esta Aula.</text:p>
      <text:p text:style-name="P6">No item 03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6"/>
      <text:p text:style-name="P8">9 - Caso de Uso A.D.9- Manutenir Freqüência</text:p>
      <text:p text:style-name="P5">ID: A.D.9</text:p>
      <text:p text:style-name="P5">Atores: Docente</text:p>
      <text:p text:style-name="P5"/>
      <text:p text:style-name="P5">Propósito: <text:span text:style-name="T7">Este caso de uso tem como função manutenir os registros de frequência.</text:span></text:p>
      <text:p text:style-name="P5"/>
      <text:p text:style-name="P32"><text:span text:style-name="T1">Descrição: </text:span>Após adicionar uma aula, o Docente pode editar, incluir e alterar a freqüência dos alunos.</text:p>
      <text:p text:style-name="P6"/>
      <text:p text:style-name="P15">9.1<text:tab/>Fluxo Básico</text:p>
      <text:p text:style-name="P6"/>
      <text:p text:style-name="P6">01 <text:s/>Docente seleciona a Aula;</text:p>
      <text:p text:style-name="P6">02 <text:s/>Sistema disponibiliza relação de alunos desta Aula;</text:p>
      <text:p text:style-name="P6">03 <text:s/>Docente seleciona o Aluno;</text:p>
      <text:p text:style-name="P6">04 <text:s/>Docente adiciona a freqüência do aluno;</text:p>
      <text:p text:style-name="P6">05 <text:s/>Docente requisita a confirmação da operação;</text:p>
      <text:p text:style-name="P6">06 <text:s/>Sistema confirma a operação.</text:p>
      <text:p text:style-name="P6"/>
      <text:p text:style-name="P15">9.2<text:tab/>Fluxo Alternativo</text:p>
      <text:p text:style-name="P12"/>
      <text:p text:style-name="P6">Não possui Fluxo Alternativo.</text:p>
      <text:p text:style-name="P12"/>
      <text:p text:style-name="P16"><text:span text:style-name="T5">Referência: </text:span><text:span text:style-name="T3">Não se aplica.</text:span></text:p>
      <text:p text:style-name="P6"/>
      <text:p text:style-name="P6"/>
      <text:p text:style-name="P8">10 - Caso de Uso A.D.10- Selecionar Turma</text:p>
      <text:p text:style-name="P5">ID: A.D.10</text:p>
      <text:p text:style-name="P5">Atores: Docente</text:p>
      <text:p text:style-name="P5"/>
      <text:p text:style-name="P5">Propósito: <text:s/><text:span text:style-name="T7">Este caso de uso tem como função selecionar uma Turma.</text:span></text:p>
      <text:p text:style-name="P33"/>
      <text:p text:style-name="P32"><text:span text:style-name="T1">Descrição: </text:span><text:span text:style-name="T7">A partir das informações fornecidas faz-se a escolha</text:span> de uma turma.</text:p>
      <text:p text:style-name="P15">10.1<text:tab/>Fluxo Básico</text:p>
      <text:p text:style-name="P6"/>
      <text:p text:style-name="P14">01 <text:s/>Docente preenche as informações para selecionar uma Turma;</text:p>
      <text:p text:style-name="P14">02 <text:s/>Sistema disponibiliza a(s) Turma(s) de acordo com as informações;</text:p>
      <text:p text:style-name="P14">03 <text:s/>Docente seleciona Turma;</text:p>
      <text:p text:style-name="P14">04 <text:s/>Docente requisita a confirmação da operação;</text:p>
      <text:p text:style-name="P14">05 <text:s/>Sistema confirma a operação, selecionando a Turma.</text:p>
      <text:p text:style-name="P6"/>
      <text:p text:style-name="P15">10.2<text:tab/>Fluxo Alternativo</text:p>
      <text:p text:style-name="P6"/>
      <text:p text:style-name="P6">No item 07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12"/>
      <text:p text:style-name="P8">11 - Caso de Uso A.D.11- Gerar Resultado Final</text:p>
      <text:p text:style-name="P5">ID: A.D.11</text:p>
      <text:p text:style-name="P5">Atores: Docente</text:p>
      <text:p text:style-name="P5"/>
      <text:p text:style-name="P5">Propósito: <text:span text:style-name="T7">Este caso de uso tem como função gerar o resultado final da disciplina.</text:span></text:p>
      <text:p text:style-name="P33"/>
      <text:p text:style-name="P32"><text:span text:style-name="T1">Descrição: </text:span>Para que o sistema gere o Resultado Final, o Docente terá que informar as avaliações aplicadas aos seus Alunos em uma Disciplina.</text:p>
      <text:p text:style-name="P6"/>
      <text:p text:style-name="P15">11.1<text:tab/>Fluxo Básico</text:p>
      <text:p text:style-name="P6"/>
      <text:p text:style-name="P6">01 <text:s/>Iniciar o caso de uso <text:span text:style-name="T10">Selecionar Turma</text:span>;</text:p>
      <text:p text:style-name="P6">02 <text:s/>Docente requisita a geração do Resultado Final;</text:p>
      <text:p text:style-name="P34">03 Sistema gera o Resultado Final baseado nas avaliações fornecidas pelo Docente, através de uma função de cálculo da média.</text:p>
      <text:p text:style-name="P12"/>
      <text:p text:style-name="P15">11.2<text:tab/>Fluxo Alternativo</text:p>
      <text:p text:style-name="P12"/>
      <text:p text:style-name="P6">No item 02, caso as avaliações não estejam preenchidas, o sistema exibe mensagem informando que devem ser preenchidas as avaliações para que efetue o cálculo.</text:p>
      <text:p text:style-name="P18"/>
      <text:p text:style-name="Standard"><text:span text:style-name="T5">Referência: </text:span><text:span text:style-name="T3">RN 7.7, RN 7.8, RN 7.9, RN 7.10, RN 7.11</text:span></text:p>
      <text:p text:style-name="P35"/>
      <text:p text:style-name="P18"/>
      <text:p text:style-name="P18"/>
      <text:p text:style-name="P18"/>
      <text:p text:style-name="P18"/>
      <text:p text:style-name="P8">12 - Caso de Uso A.D.12- Disponibilizar Resultado</text:p>
      <text:p text:style-name="P5">ID: A.D.12</text:p>
      <text:p text:style-name="P5">Atores: Docente</text:p>
      <text:p text:style-name="P5"/>
      <text:p text:style-name="P5">Propósito: <text:span text:style-name="T7">Este caso de uso tem como função disponibilizar o resultado da(s) avaliação(ões).</text:span></text:p>
      <text:p text:style-name="P5"/>
      <text:p text:style-name="P32"><text:span text:style-name="T1">Descrição: </text:span>O Docente poderá disponibilizar para os usuários do sistema, os resultados de uma ou várias avaliações, e também o resultado final da Turma.</text:p>
      <text:p text:style-name="P6"/>
      <text:p text:style-name="P5">12.1<text:tab/>Fluxo Básico</text:p>
      <text:p text:style-name="P36"/>
      <text:p text:style-name="P22"><text:span text:style-name="T3">01 <text:s/>Iniciar o caso de uso </text:span><text:span text:style-name="T4">Selecionar Turma</text:span><text:span text:style-name="T3">;</text:span></text:p>
      <text:p text:style-name="P6">02 <text:s/>Docente seleciona as informações que deseja disponibilizar;</text:p>
      <text:p text:style-name="P6">03 <text:s/>Docente requisita a confirmação da operação;</text:p>
      <text:p text:style-name="P6">04 <text:s/>Sistema confirma a operação disponibilizando o Resultado.</text:p>
      <text:p text:style-name="P6"/>
      <text:p text:style-name="P15">12.2<text:tab/>Fluxo Alternativo</text:p>
      <text:p text:style-name="P12"/>
      <text:p text:style-name="P6">No item 03, o sistema exibe mensagem informando que não existem informações para serem disponibilizadas.</text:p>
      <text:p text:style-name="P18"/>
      <text:p text:style-name="Standard"><text:span text:style-name="T5">Referência: </text:span><text:span text:style-name="T3">Não se aplica.</text:span></text:p>
      <text:p text:style-name="P37"/>
      <text:p text:style-name="P37"/>
      <text:p text:style-name="P8">13 - Caso de Uso A.D.13- Manutenir Avaliação</text:p>
      <text:p text:style-name="P5">ID: A.D.13</text:p>
      <text:p text:style-name="P5">Atores: Docente</text:p>
      <text:p text:style-name="P5"/>
      <text:p text:style-name="P5">Propósito: <text:span text:style-name="T7">Este caso de uso tem como função manutenir os registros de avaliações.</text:span> </text:p>
      <text:p text:style-name="P5"/>
      <text:p text:style-name="P32"><text:span text:style-name="T1">Descrição: </text:span><text:span text:style-name="T7">O docente poderá </text:span>adicionar, remover e alterar as informações sobre as avaliações, tais como: conteúdo, questões, etc.</text:p>
      <text:p text:style-name="P6"/>
      <text:p text:style-name="P15">13.1<text:tab/>Fluxo Básico</text:p>
      <text:p text:style-name="P12"/>
      <text:p text:style-name="P6">01 <text:s/>Docente seleciona programa de disciplina;</text:p>
      <text:p text:style-name="P6">02 <text:s/>Sistema exibe todas as avaliações que estão relacionadas ao programa de disciplina;</text:p>
      <text:p text:style-name="P6">03 <text:s/>Docente seleciona uma das avaliações;</text:p>
      <text:p text:style-name="P6">04 <text:s/>Sistema carrega todas as informações referentes àquela avaliação;</text:p>
      <text:p text:style-name="P38">05 Docente poderá remover as questões da avaliação, ou preencher as informações que deseja adicionar ou alterar;</text:p>
      <text:p text:style-name="P6">06 <text:s/>Docente requisita a confirmação da operação;</text:p>
      <text:p text:style-name="P6">07 <text:s/>Sistema confirma a operação.</text:p>
      <text:p text:style-name="P6"/>
      <text:p text:style-name="P15">13.2<text:tab/>Fluxo Alternativo</text:p>
      <text:p text:style-name="P12"/>
      <text:p text:style-name="P6">Não possui Fluxo Alternativo.</text:p>
      <text:p text:style-name="P6"/>
      <text:p text:style-name="P16"><text:span text:style-name="T5">Referência: </text:span><text:span text:style-name="T3">Não se aplica.</text:span></text:p>
      <text:p text:style-name="P6"/>
      <text:p text:style-name="P18"/>
      <text:p text:style-name="P8">14 - Caso de Uso A.D.14 - Consultar Programa de Disciplina</text:p>
      <text:p text:style-name="P5">ID: A.D.14</text:p>
      <text:p text:style-name="P5">Atores: Docente</text:p>
      <text:p text:style-name="P5"/>
      <text:p text:style-name="P5">Propósito: <text:span text:style-name="T7">Este caso de uso tem como função permitir a consulta de um Programa de Disciplina.</text:span></text:p>
      <text:p text:style-name="P5"/>
      <text:p text:style-name="P32"><text:span text:style-name="T1">Descrição: </text:span><text:span text:style-name="T7">Pesquisas sobre um Programa de Disciplina poderão ser feitas de acordo com períodos determinados.</text:span></text:p>
      <text:p text:style-name="P5"/>
      <text:p text:style-name="P15">14.1<text:tab/>Fluxo Básico</text:p>
      <text:p text:style-name="P6"/>
      <text:p text:style-name="P22"><text:span text:style-name="T3">01 <text:s/>Iniciar caso de uso </text:span><text:span text:style-name="T4">Selecionar Programa Disciplina</text:span><text:span text:style-name="T3">;</text:span></text:p>
      <text:p text:style-name="P6">02 <text:s/>Docente requisita a confirmação da operação;</text:p>
      <text:p text:style-name="P6">03 <text:s/>Sistema confirma a operação disponibilizando as informações.</text:p>
      <text:p text:style-name="P36"/>
      <text:p text:style-name="P15">14.2<text:tab/>Fluxo Alternativo</text:p>
      <text:p text:style-name="P12"/>
      <text:p text:style-name="P6">No item 02, caso o sistema não encontre nenhum programa, o sistema exibe mensagem de Programa de Disciplina não encontrado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12"><text:s/></text:p>
      <text:p text:style-name="P8">15 - Caso de Uso A.D.15 - Consultar Turma</text:p>
      <text:p text:style-name="P5">ID: A.D.15</text:p>
      <text:p text:style-name="P5">Atores: Aluno</text:p>
      <text:p text:style-name="P5"/>
      <text:p text:style-name="P5">Propósito: <text:span text:style-name="T7">Este caso de uso tem como função consultar e obter o </text:span><text:span text:style-name="T11">status</text:span><text:span text:style-name="T7"> das turmas.</text:span></text:p>
      <text:p text:style-name="P5"/>
      <text:p text:style-name="P32"><text:span text:style-name="T1">Descrição: </text:span><text:span text:style-name="T7">O</text:span>s Alunos podem consultar o <text:span text:style-name="T10">status</text:span> de uma turma, obtendo informações como conceito, freqüência e aulas ministradas.</text:p>
      <text:p text:style-name="P32"/>
      <text:p text:style-name="P15">15.1<text:tab/>Fluxo Básico</text:p>
      <text:p text:style-name="P6"/>
      <text:p text:style-name="P22"><text:span text:style-name="T3">01 <text:s/>Iniciar o caso de uso </text:span><text:span text:style-name="T4">Selecionar Turma</text:span><text:span text:style-name="T3">;</text:span></text:p>
      <text:p text:style-name="P6">02 <text:s/>Aluno seleciona as informações que deseja obter na consulta;</text:p>
      <text:p text:style-name="P6">03 <text:s/>Aluno requisita a confirmação da operação;</text:p>
      <text:p text:style-name="P6">04 <text:s/>Sistema confirma a operação disponibilizando as informações desejadas.</text:p>
      <text:p text:style-name="P6"/>
      <text:p text:style-name="P5">15.2<text:tab/>Fluxo Alternativo</text:p>
      <text:p text:style-name="P12"/>
      <text:p text:style-name="P6">Não possui Fluxo Alternativo.</text:p>
      <text:p text:style-name="P12"/>
      <text:p text:style-name="P16"><text:span text:style-name="T5">Referência: </text:span><text:span text:style-name="T3">Não se aplica.</text:span></text:p>
      <text:p text:style-name="P12"/>
      <text:p text:style-name="P12"/>
      <text:p text:style-name="P8">16 - Caso de Uso A.D.16 - Selecionar Disciplina Ofertada</text:p>
      <text:p text:style-name="P5">ID: A.D.16</text:p>
      <text:p text:style-name="P5">Atores: Aluno</text:p>
      <text:p text:style-name="P5"/>
      <text:p text:style-name="P5">Propósito: <text:s/><text:span text:style-name="T7">Este caso de uso tem como função selecionar uma disciplina ofertada.</text:span></text:p>
      <text:p text:style-name="P33"/>
      <text:p text:style-name="P5">Descrição: <text:span text:style-name="T7">A partir das informações fornecidas faz-se a escolha</text:span> <text:span text:style-name="T7">da disciplina.</text:span></text:p>
      <text:p text:style-name="P5"/>
      <text:p text:style-name="P5"/>
      <text:p text:style-name="P15">16.1<text:tab/>Fluxo Básico</text:p>
      <text:p text:style-name="P12"/>
      <text:p text:style-name="P6">01 <text:s/>Aluno preenche as informações para selecionar uma Disciplina Ofertada;</text:p>
      <text:p text:style-name="P6">02 <text:s/>Sistema disponibiliza a(s) Disciplina(s) de acordo com as informações;</text:p>
      <text:p text:style-name="P6">03 <text:s/>Aluno seleciona Disciplina Ofertada;</text:p>
      <text:p text:style-name="P6">04 <text:s/>Aluno requisita a confirmação da operação;</text:p>
      <text:p text:style-name="P6">05 <text:s/>Sistema confirma a operação, selecionando a Disciplina Ofertada.</text:p>
      <text:p text:style-name="P6"/>
      <text:p text:style-name="P15">16.2<text:tab/>Fluxo Alternativo</text:p>
      <text:p text:style-name="P12"/>
      <text:p text:style-name="P6">No item 02, caso não encontre nenhuma Disciplina, o sistema exibe a mensagem “Disciplina Ofertada não encontrada!”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12"/>
      <text:p text:style-name="P8">17 - Caso de Uso A.D.17 – Cadastrar questão</text:p>
      <text:p text:style-name="P5">ID: A.D.17</text:p>
      <text:p text:style-name="P12"/>
      <text:p text:style-name="P6">Este caso de uso tem a função de criar questão para determinadas avaliações.</text:p>
      <text:p text:style-name="P5"/>
      <text:p text:style-name="P5">17.1<text:tab/>Fluxo Básico</text:p>
      <text:p text:style-name="P36"/>
      <text:p text:style-name="P39"><text:tab/>01 <text:s/>Docente preenche as informações para criação das questões;</text:p>
      <text:p text:style-name="P40"><text:tab/>02 <text:s/>Docente requisita a confirmação da operação;</text:p>
      <text:p text:style-name="P39"><text:tab/>03 <text:s/>Sistema confirma a operação, criando questão.</text:p>
      <text:p text:style-name="P41"/>
      <text:p text:style-name="P41">17.2<text:tab/>Fluxo Alternativo</text:p>
      <text:p text:style-name="P36"/>
      <text:p text:style-name="P6">No item 02, o sistema exibe mensagem contendo informações obrigatórias que não foram preenchidas e aquelas informações inconsistentes, o sistema sugere que sejam fornecidas e alteradas, respectivamente.</text:p>
      <text:p text:style-name="P36"/>
      <text:p text:style-name="P42"><text:span text:style-name="T5">Referência: </text:span><text:span text:style-name="T3">Não se aplica.</text:span></text:p>
      <text:p text:style-name="P43"><text:tab/></text:p>
      <text:p text:style-name="P43"/>
      <text:p text:style-name="P8">18 - Caso de Uso A.D.18 - Selecionar questão</text:p>
      <text:p text:style-name="P5">ID: A.D.18</text:p>
      <text:p text:style-name="P5">Atores: Docente</text:p>
      <text:p text:style-name="P5"/>
      <text:p text:style-name="P5">Propósito: <text:s/><text:span text:style-name="T7">Este caso de uso tem como função selecionar uma Questão.</text:span></text:p>
      <text:p text:style-name="P33"/>
      <text:p text:style-name="P32"><text:span text:style-name="T1">Descrição: </text:span><text:span text:style-name="T7">A partir das informações fornecidas faz-se a escolha</text:span><text:span text:style-name="T1"> </text:span><text:span text:style-name="T7">da questão.</text:span></text:p>
      <text:p text:style-name="P36"/>
      <text:p text:style-name="P36"/>
      <text:p text:style-name="P15">18.1<text:tab/>Fluxo Básico</text:p>
      <text:p text:style-name="P12"/>
      <text:p text:style-name="P14">01 <text:s/>Docente preenche as informações para selecionar as questões;</text:p>
      <text:p text:style-name="P14">02 <text:s/>Sistema disponibiliza a(s) questão(ões) de acordo com as informações;</text:p>
      <text:p text:style-name="P14">03 <text:s/>Docente seleciona a questão;</text:p>
      <text:p text:style-name="P14">04 <text:s/>Docente requisita a confirmação da operação;</text:p>
      <text:p text:style-name="P14">05 <text:s/>Sistema confirma a operação, selecionando a questão.</text:p>
      <text:p text:style-name="P12"/>
      <text:p text:style-name="P44">18.2<text:tab/>Fluxo Alternativo</text:p>
      <text:p text:style-name="P6"/>
      <text:p text:style-name="P6">No item 02, o sistema exibe mensagem contendo informações obrigatórias que não foram preenchidas e aquelas informações inconsistentes, o sistema sugere que sejam fornecidas e alteradas, respectivamente.</text:p>
      <text:p text:style-name="P12"/>
      <text:p text:style-name="P16"><text:span text:style-name="T5">Referência: </text:span><text:span text:style-name="T3">Não se aplica.</text:span></text:p>
      <text:p text:style-name="P12"/>
      <text:p text:style-name="P12"/>
      <text:p text:style-name="P8">19 - Caso de Uso A.D.19 – Consultar Extrato Acadêmico</text:p>
      <text:p text:style-name="P5">ID: A.D.19</text:p>
      <text:p text:style-name="P5">Atores: Aluno</text:p>
      <text:p text:style-name="P5"/>
      <text:p text:style-name="P5">Propósito: <text:s/><text:span text:style-name="T7">Este caso de uso tem como função consultar as informações sobre a história acadêmica de um aluno.</text:span></text:p>
      <text:p text:style-name="P33"/>
      <text:p text:style-name="P32"><text:span text:style-name="T1">Descrição: </text:span><text:span text:style-name="T2">Várias informações sobre a vida acadêmica dos alunos poderão ser consultadas, esporadicamente, como mecanismo de acompanhamento. Os próprios alunos também terão acesso a tais informações que incluem: disciplinas cursadas, resultados obtidos, freqüências, data limite para exame de qualificação (se for o caso), data de previsão de defesa, data de defesa, resultado de defesa e outras. </text:span></text:p>
      <text:p text:style-name="P44"/>
      <text:p text:style-name="P44">19.1<text:tab/>Fluxo Básico</text:p>
      <text:p text:style-name="P12"/>
      <text:p text:style-name="P13"><text:span text:style-name="T3">01 <text:s/>Iniciar caso de uso </text:span><text:span text:style-name="T4">Selecionar Aluno</text:span><text:span text:style-name="T3">;</text:span></text:p>
      <text:p text:style-name="P14">02 <text:s/>Aluno preenche informações para consulta;</text:p>
      <text:p text:style-name="P14">03 <text:s/>Aluno requisita confirmação da operação;</text:p>
      <text:p text:style-name="P14">04 <text:s/>Sistema confirma a operação exibindo o extrato do Aluno.</text:p>
      <text:p text:style-name="P6"/>
      <text:p text:style-name="P44">19.2<text:tab/>Fluxo Alternativo</text:p>
      <text:p text:style-name="P12"/>
      <text:p text:style-name="P6">No item 01, caso categoria de usuário seja Aluno, e o Aluno tente consultar outro Extrato Acadêmico que não seja o seu, o caso de uso termina.</text:p>
      <text:p text:style-name="P6">No item 02, caso o Aluno queira consultar uma disciplina já cancelada, o sistema exibe uma mensagem, informando que não está disponível, terminando o caso de uso.</text:p>
      <text:p text:style-name="P6"/>
      <text:p text:style-name="P16"><text:span text:style-name="T5">Referência: </text:span><text:span text:style-name="T6">RN 4.7,</text:span><text:span text:style-name="T5"> </text:span><text:span text:style-name="T3">RN 7.9, RN 7.14, RN 7.21.</text:span></text:p>
      <text:p text:style-name="P6"/>
      <text:p text:style-name="P6"/>
      <text:p text:style-name="P45">20 - Caso de Uso A.D.20 – Requerer Aproveitamento de Disciplina</text:p>
      <text:p text:style-name="P5">ID: A.D.20</text:p>
      <text:p text:style-name="P5">Atores: Aluno</text:p>
      <text:p text:style-name="P5"/>
      <text:p text:style-name="P5">Propósito: <text:s/><text:span text:style-name="T7">Este caso de uso tem como função gerar um requerimento para aproveitamento de disciplinas.</text:span></text:p>
      <text:p text:style-name="P33"/>
      <text:p text:style-name="P32"><text:span text:style-name="T1">Descrição: </text:span>O aluno deverá informar o período, o nome e a instituição de ensino superior (e departamento) onde a disciplina em questão foi realizada. Cada coordenação deve estabelecer claramente quais os documentos necessários para este tipo de requerimento. Dois deles são obrigatórios: programa e ementa da disciplina em questão e declaração do programa no qual a disciplina foi realizada. Esta declaração deve conter o título da disciplina, conceito, freqüência e período pertinente.</text:p>
      <text:p text:style-name="P5"/>
      <text:p text:style-name="P5">20.1<text:tab/>Fluxo Básico</text:p>
      <text:p text:style-name="P44"/>
      <text:p text:style-name="P14">01 <text:s/>Aluno preenche informações para solicitar aproveitamento;</text:p>
      <text:p text:style-name="P14">02 <text:s/>Iniciar caso de uso <text:span text:style-name="T10">Preencher Requerimento;</text:span></text:p>
      <text:p text:style-name="P46"><text:span text:style-name="T12">03</text:span> <text:s/><text:span text:style-name="T12">Iniciar caso de uso </text:span>Registrar Requerimento;</text:p>
      <text:p text:style-name="P14">04 <text:s/>Aluno requisita a confirmação da operação;</text:p>
      <text:p text:style-name="P14">05 <text:s/>Sistema confirma a operação.</text:p>
      <text:p text:style-name="P6"/>
      <text:p text:style-name="P44">20.2<text:tab/>Fluxo Alternativo</text:p>
      <text:p text:style-name="P12"/>
      <text:p text:style-name="P6">No item 01, caso o Aluno requer um aproveitamento de uma disciplina cujo período de conclusão tenha ultrapassado 5 anos, caso de uso termina.</text:p>
      <text:p text:style-name="P6">No item 01, caso o Aluno não obteve conceito mínimo estabelecido para o aproveitamento de uma disciplina, o caso de uso termina.</text:p>
      <text:p text:style-name="P6">No item 01, caso a data do requerimento ultrapasse o período estipulado pela coordenação, caso de uso termina.</text:p>
      <text:p text:style-name="P12"/>
      <text:p text:style-name="P25"><text:span text:style-name="T1">Referência: RN 7.15, RN 7.16, RN 7.17, RN 7.22, </text:span><text:span text:style-name="T1">RN 7.27</text:span></text:p>
      <text:p text:style-name="P6"/>
      <text:p text:style-name="P6"/>
      <text:p text:style-name="P45">21 - Caso de Uso A.D.21 – Cadastrar Avaliação</text:p>
      <text:p text:style-name="P5">ID: A.D.21</text:p>
      <text:p text:style-name="P5">Atores: Docente</text:p>
      <text:p text:style-name="P5"/>
      <text:p text:style-name="P5">Propósito: <text:s/><text:span text:style-name="T7">Este caso de uso tem como função cadastrar uma avaliação.</text:span></text:p>
      <text:p text:style-name="P33"/>
      <text:p text:style-name="P32"><text:span text:style-name="T1">Descrição: </text:span><text:span text:style-name="T7">O Docente poderá montar suas avaliações, cadastrando uma ou mais questões para as mesmas.</text:span></text:p>
      <text:p text:style-name="P5"/>
      <text:p text:style-name="P5">21.1<text:tab/>Fluxo Básico</text:p>
      <text:p text:style-name="P12"/>
      <text:p text:style-name="P13"><text:span text:style-name="T3">01 <text:s/>Iniciar o caso de uso </text:span><text:span text:style-name="T4">Selecionar Programa de Disciplina</text:span><text:span text:style-name="T3">;</text:span></text:p>
      <text:p text:style-name="P14">03 <text:s/>Docente preenche as informações necessárias para cadastrar Avaliação;</text:p>
      <text:p text:style-name="P14">04 <text:s/>Docente requisita a confirmação da operação;</text:p>
      <text:p text:style-name="P14">05 <text:s/>Sistema confirma a operação, cadastrando a avaliação.</text:p>
      <text:p text:style-name="P6"/>
      <text:p text:style-name="P44">21.2<text:tab/>Fluxo Alternativo</text:p>
      <text:p text:style-name="P12"/>
      <text:p text:style-name="P6">No item 04, o sistema exibe mensagem contendo informações obrigatórias que não foram preenchidas e aquelas informações inconsistentes, o sistema sugere que sejam fornecidas e alteradas, respectivamente.</text:p>
      <text:p text:style-name="P6"/>
      <text:p text:style-name="P16"><text:span text:style-name="T5">Referência: </text:span><text:span text:style-name="T3">Não se aplica.</text:span></text:p>
      <text:p text:style-name="P12"/>
      <text:p text:style-name="P12"/>
      <text:p text:style-name="P8">22 - Caso de Uso A.D.22 - Importar planilha de Notas</text:p>
      <text:p text:style-name="P5">ID: A.D.22</text:p>
      <text:p text:style-name="P5">Atores: Docente</text:p>
      <text:p text:style-name="P5"/>
      <text:p text:style-name="P5">Propósito: <text:s/><text:span text:style-name="T7">Este caso de uso tem como função a importação das notas dos alunos para o sistema. </text:span></text:p>
      <text:p text:style-name="P33"/>
      <text:p text:style-name="P32"><text:span text:style-name="T1">Descrição: </text:span>Depois que o Docente registra as Notas de cada Aluno, ele poderá importar essas notas. Caso tenha gerado essas notas em um outro aplicativo, ele poderá importar para o SISPG.</text:p>
      <text:p text:style-name="P36"/>
      <text:p text:style-name="P47"/>
      <text:p text:style-name="P15">22.1<text:tab/>Fluxo Básico</text:p>
      <text:p text:style-name="P12"/>
      <text:p text:style-name="P6">01 <text:s/>Docente seleciona Importar Notas;</text:p>
      <text:p text:style-name="P48">02 <text:s/>Docente seleciona arquivo de notas que deseja importar;</text:p>
      <text:p text:style-name="P18">03 <text:s/>Sistema confirma a operação.</text:p>
      <text:p text:style-name="P18"/>
      <text:p text:style-name="P15">22.2<text:tab/>Fluxo Alternativo</text:p>
      <text:p text:style-name="P12"/>
      <text:p text:style-name="P6">No item 02, o sistema exibe mensagem de erro dizendo que arquivo é inválido e sugere que seja escolhido outro arquivo.</text:p>
      <text:p text:style-name="P6"/>
      <text:p text:style-name="Standard"><text:span text:style-name="T5">Referência: </text:span><text:span text:style-name="T3">Não se aplica.</text:span></text:p>
      <text:p text:style-name="P6"/>
      <text:p text:style-name="P18"/>
      <text:p text:style-name="P8">23 - Caso de Uso A.D.23 - Exportar planilha de Notas</text:p>
      <text:p text:style-name="P5">ID: A.D.23</text:p>
      <text:p text:style-name="P5">Atores: Docente</text:p>
      <text:p text:style-name="P5"/>
      <text:p text:style-name="P5">Propósito: <text:s/><text:span text:style-name="T7">Este caso de uso tem como função a exportação das notas dos alunos do sistema para um determinado arquivo.</text:span></text:p>
      <text:p text:style-name="P33"/>
      <text:p text:style-name="P32"><text:span text:style-name="T1">Descrição: </text:span><text:span text:style-name="T7">De</text:span>pois que o Docente registra as Notas de cada Aluno, ele poderá exportar essas notas para um outro aplicativo, como um aplicativo que gere planilhas.</text:p>
      <text:p text:style-name="P36"/>
      <text:p text:style-name="P15">23.1<text:tab/>Fluxo Básico</text:p>
      <text:p text:style-name="P12"/>
      <text:p text:style-name="P6">01 <text:s/>Docente seleciona Exportar Notas;</text:p>
      <text:p text:style-name="P49">02 <text:s/>Docente seleciona para que tipo de aplicativo ele deseja exportar as Notas;</text:p>
      <text:p text:style-name="P49">03 <text:s/>Docente requisita a confirmação da operação;</text:p>
      <text:p text:style-name="P18">04 <text:s/>Sistema confirma a operação.</text:p>
      <text:p text:style-name="P6"/>
      <text:p text:style-name="P15">23.2<text:tab/>Fluxo Alternativo</text:p>
      <text:p text:style-name="P12"/>
      <text:p text:style-name="P6">No item 03, caso o sistema não consiga realizar a exportação do arquivo, emite uma mensagem dizendo para realizar uma nova tentativa.</text:p>
      <text:p text:style-name="P6"/>
      <text:p text:style-name="P16"><text:span text:style-name="T5">Referência: </text:span><text:span text:style-name="T3">Não se aplica.</text:span></text:p>
      <text:p text:style-name="P8"/>
      <text:p text:style-name="P8"/>
      <text:p text:style-name="P8">24 - Caso de Uso A.D.24 – Lançar Notas</text:p>
      <text:p text:style-name="P5">ID: A.D.24</text:p>
      <text:p text:style-name="P5">Atores: Docente</text:p>
      <text:p text:style-name="P5"/>
      <text:p text:style-name="P5">Propósito: <text:s/><text:span text:style-name="T7">Este caso de uso tem como função registrar as notas de uma disciplina lançadas pelo docente.</text:span></text:p>
      <text:p text:style-name="P33"/>
      <text:p text:style-name="P32"><text:span text:style-name="T1">Descrição: </text:span><text:span text:style-name="T7">As notas obtidas pelos alunos nas disciplinas deverão ser lançadas no sistema pelo Docente responsável.</text:span></text:p>
      <text:p text:style-name="P32"/>
      <text:p text:style-name="P5">24.1<text:tab/>Fluxo Básico</text:p>
      <text:p text:style-name="P44"><text:s text:c="5"/></text:p>
      <text:p text:style-name="P13"><text:span text:style-name="T3">01 <text:s/>Iniciar o caso de uso </text:span><text:span text:style-name="T4">Selecionar Turma</text:span><text:span text:style-name="T3">;</text:span></text:p>
      <text:p text:style-name="P13"><text:span text:style-name="T3">02 <text:s/>Iniciar o caso de uso </text:span><text:span text:style-name="T4">Selecionar Aluno</text:span><text:span text:style-name="T3">;</text:span></text:p>
      <text:p text:style-name="P14">03 <text:s/>Docente preenche a nota do aluno;</text:p>
      <text:p text:style-name="P14">04 <text:s/>Docente requisita a confirmação da operação;</text:p>
      <text:p text:style-name="P14">05 <text:s/>Sistema confirma a operação, lançando a nota do aluno.</text:p>
      <text:p text:style-name="P6"/>
      <text:p text:style-name="P44">24.2<text:tab/>Fluxo Alternativo</text:p>
      <text:p text:style-name="P6"/>
      <text:p text:style-name="P6">Não possui fluxo alternativo.</text:p>
      <text:p text:style-name="P6"/>
      <text:p text:style-name="P16"><text:span text:style-name="T5">Referência: </text:span><text:span text:style-name="T3">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NewRoman" svg:font-family="TimesNewRoman" style:font-family-generic="roman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1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TimesNewRoman" fo:font-size="13pt" style:font-size-asian="13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Administração de Disciplina - Versão 0.1</text:p>
      </style:header>
      <style:footer>
        <text:p text:style-name="P2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6-04-26T21:20:24</meta:creation-date>
    <dc:creator>Leandro Pires Rabelo</dc:creator>
    <dc:date>2006-06-08T20:49:36</dc:date>
    <dc:language>pt-BR</dc:language>
    <meta:editing-cycles>34</meta:editing-cycles>
    <meta:editing-duration>PT4H16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4" meta:paragraph-count="341" meta:word-count="3119" meta:character-count="19947"/>
  </office:meta>
</office:document-meta>
</file>